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fill="solid" draw:fill-color="#e6e6e6" draw:textarea-vertical-align="middle"/>
    </style:style>
    <style:style style:name="gr3" style:family="graphic" style:parent-style-name="standard">
      <style:graphic-properties draw:marker-end="Arrow" draw:fill="solid" draw:fill-color="#e6e6e6" draw:textarea-vertical-align="middle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69cm" svg:height="2.667cm" svg:x="7.631cm" svg:y="4.937cm">
          <text:p text:style-name="P1">Has session</text:p>
          <text:p text:style-name="P1">cooki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6.077cm" svg:height="2.032cm" svg:x="2.543cm" svg:y="10.525cm">
          <text:p text:style-name="P1">Creates new cookie<text:line-break/>and redirects to</text:p>
          <text:p text:style-name="P1">cookie check pag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31cm" svg:y1="6.271cm" svg:x2="5.581cm" svg:y2="10.525cm" draw:start-shape="id1" draw:start-glue-point="5" draw:end-shape="id2" draw:end-glue-point="0" svg:d="m7631 6271h-2050v4254" svg:viewBox="0 0 2051 4255">
          <text:p text:style-name="P1">no</text:p>
        </draw:connector>
        <draw:custom-shape draw:style-name="gr1" draw:text-style-name="P1" xml:id="id3" draw:id="id3" draw:layer="layout" svg:width="5.669cm" svg:height="2.667cm" svg:x="3.967cm" svg:y="16.113cm">
          <text:p text:style-name="P1">Has session</text:p>
          <text:p text:style-name="P1">cooki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937cm" svg:height="2.032cm" svg:x="2.716cm" svg:y="23.833cm">
          <text:p text:style-name="P1">Shows cookie</text:p>
          <text:p text:style-name="P1">check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5.581cm" svg:y1="12.557cm" svg:x2="6.802cm" svg:y2="16.113cm" draw:start-shape="id2" draw:start-glue-point="2" draw:end-shape="id3" draw:end-glue-point="4" svg:d="m5581 12557v1801h1221v1755" svg:viewBox="0 0 1222 3557">
          <text:p/>
        </draw:connector>
        <draw:connector draw:style-name="gr2" draw:text-style-name="P1" draw:layer="layout" svg:x1="3.967cm" svg:y1="17.447cm" svg:x2="4.684cm" svg:y2="23.833cm" draw:start-shape="id3" draw:start-glue-point="5" draw:end-shape="id4" draw:end-glue-point="0" svg:d="m3967 17447h-502v3860h1219v2526" svg:viewBox="0 0 1220 6387">
          <text:p text:style-name="P1">no</text:p>
        </draw:connector>
        <draw:custom-shape draw:style-name="gr1" draw:text-style-name="P1" xml:id="id5" draw:id="id5" draw:layer="layout" svg:width="3.683cm" svg:height="2.032cm" svg:x="8.366cm" svg:y="20.304cm">
          <text:p text:style-name="P1">Redirects to<text:line-break/>ETag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636cm" svg:y1="17.447cm" svg:x2="10.207cm" svg:y2="20.304cm" draw:start-shape="id3" draw:start-glue-point="7" draw:end-shape="id5" draw:end-glue-point="0" svg:d="m9636 17447h571v2857" svg:viewBox="0 0 572 2858">
          <text:p text:style-name="P1">yes</text:p>
        </draw:connector>
        <draw:custom-shape draw:style-name="gr1" draw:text-style-name="P1" xml:id="id6" draw:id="id6" draw:layer="layout" svg:width="5.334cm" svg:height="2.032cm" svg:x="7.534cm" svg:y="23.86cm">
          <text:p text:style-name="P1">Sets ETag and<text:line-break/>redirects to initial<text:line-break/>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207cm" svg:y1="22.336cm" svg:x2="10.201cm" svg:y2="23.86cm" draw:start-shape="id5" draw:start-glue-point="2" draw:end-shape="id6" draw:end-glue-point="0" svg:d="m10207 22336v762h-6v762" svg:viewBox="0 0 7 1525">
          <text:p/>
        </draw:connector>
        <draw:custom-shape draw:style-name="gr1" draw:text-style-name="P1" xml:id="id7" draw:id="id7" draw:layer="layout" svg:width="7.239cm" svg:height="2.667cm" svg:x="12.303cm" svg:y="7.223cm">
          <text:p text:style-name="P1">Have attributes</text:p>
          <text:p text:style-name="P1">chang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7cm" svg:y1="6.271cm" svg:x2="15.923cm" svg:y2="7.223cm" draw:start-shape="id1" draw:start-glue-point="7" draw:end-shape="id7" draw:end-glue-point="4" svg:d="m13700 6271h2223v952" svg:viewBox="0 0 2224 953">
          <text:p text:style-name="P1">yes</text:p>
        </draw:connector>
        <draw:custom-shape draw:style-name="gr1" draw:text-style-name="P1" xml:id="id9" draw:id="id9" draw:layer="layout" svg:width="4.064cm" svg:height="2.032cm" svg:x="14.589cm" svg:y="16.367cm">
          <text:p text:style-name="P1">Redirects to<text:line-break/>ETag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542cm" svg:y1="8.557cm" svg:x2="19.986cm" svg:y2="10.144cm" draw:start-shape="id7" draw:start-glue-point="7" draw:end-shape="id8" draw:end-glue-point="4" svg:d="m19542 8557h444v1587" svg:viewBox="0 0 445 1588">
          <text:p text:style-name="P1">yes</text:p>
        </draw:connector>
        <draw:custom-shape draw:style-name="gr1" draw:text-style-name="P1" xml:id="id10" draw:id="id10" draw:layer="layout" svg:width="6.223cm" svg:height="2.667cm" svg:x="16.875cm" svg:y="19.923cm">
          <text:p text:style-name="P1">Is ETag correc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6.621cm" svg:y1="18.399cm" svg:x2="19.987cm" svg:y2="19.923cm" draw:start-shape="id9" draw:start-glue-point="2" draw:end-shape="id10" draw:end-glue-point="4" svg:d="m16621 18399v762h3366v762" svg:viewBox="0 0 3367 1525">
          <text:p/>
        </draw:connector>
        <draw:custom-shape draw:style-name="gr1" draw:text-style-name="P1" xml:id="id11" draw:id="id11" draw:layer="layout" svg:width="5.461cm" svg:height="2.032cm" svg:x="20.304cm" svg:y="23.86cm">
          <text:p text:style-name="P1">Renews the cookie<text:line-break/>and redirects to</text:p>
          <text:p text:style-name="P1">initial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3.098cm" svg:y1="21.257cm" svg:x2="23.034cm" svg:y2="23.86cm" draw:start-shape="id10" draw:start-glue-point="7" draw:end-shape="id11" draw:end-glue-point="0" svg:d="m23098 21257h501v1968h-565v635" svg:viewBox="0 0 566 2604">
          <text:p text:style-name="P1">yes</text:p>
        </draw:connector>
        <draw:custom-shape draw:style-name="gr1" draw:text-style-name="P1" xml:id="id12" draw:id="id12" draw:layer="layout" svg:width="5.715cm" svg:height="2.032cm" svg:x="13.4cm" svg:y="23.86cm">
          <text:p text:style-name="P1">Shows ETag check</text:p>
          <text:p text:style-name="P1">page and unsets</text:p>
          <text:p text:style-name="P1">cooki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6.875cm" svg:y1="21.257cm" svg:x2="16.257cm" svg:y2="23.86cm" draw:start-shape="id10" draw:start-glue-point="5" draw:end-shape="id12" draw:end-glue-point="0" svg:d="m16875 21257h-618v2603" svg:viewBox="0 0 619 2604">
          <text:p text:style-name="P1">no</text:p>
        </draw:connector>
        <draw:custom-shape draw:style-name="gr4" draw:text-style-name="P2" xml:id="id13" draw:id="id13" draw:layer="layout" svg:width="3.81cm" svg:height="2.413cm" svg:x="9.636cm" svg:y="12.176cm">
          <text:p text:style-name="P1"><text:span text:style-name="T1">Access</text:span></text:p>
          <text:p text:style-name="P1"><text:span text:style-name="T1">gran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303cm" svg:y1="8.557cm" svg:x2="11.541cm" svg:y2="12.176cm" draw:start-shape="id7" draw:start-glue-point="5" draw:end-shape="id13" draw:end-glue-point="4" svg:d="m12303 8557h-762v3619" svg:viewBox="0 0 763 3620">
          <text:p text:style-name="P1">no</text:p>
        </draw:connector>
        <draw:connector draw:style-name="gr3" draw:text-style-name="P1" draw:layer="layout" draw:line-skew="0cm 9.271cm" svg:x1="23.034cm" svg:y1="25.892cm" svg:x2="10.666cm" svg:y2="4.937cm" draw:start-shape="id11" draw:start-glue-point="2" draw:end-shape="id1" draw:end-glue-point="4" svg:d="m23034 25892v547h3239v-22004h-15607v502" svg:viewBox="0 0 15608 22005">
          <text:p/>
        </draw:connector>
        <draw:custom-shape draw:style-name="gr4" draw:text-style-name="P2" xml:id="id14" draw:id="id14" draw:layer="layout" svg:width="3.81cm" svg:height="1.397cm" svg:x="10.271cm" svg:y="1.889cm">
          <text:p text:style-name="P1"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176cm" svg:y1="3.286cm" svg:x2="10.666cm" svg:y2="4.937cm" draw:start-shape="id14" draw:start-glue-point="8" draw:end-shape="id1" draw:end-glue-point="4" svg:d="m12176 3286v825h-1510v826" svg:viewBox="0 0 1511 1652">
          <text:p/>
        </draw:connector>
        <draw:connector draw:style-name="gr5" draw:text-style-name="P1" draw:layer="layout" draw:line-skew="0cm -5.525cm" svg:x1="10.201cm" svg:y1="25.892cm" svg:x2="10.666cm" svg:y2="4.937cm" draw:start-shape="id6" draw:start-glue-point="2" draw:end-shape="id1" draw:end-glue-point="4" svg:d="m10201 25892v547h-8693v-22004h9158v502" svg:viewBox="0 0 9159 22005">
          <text:p/>
        </draw:connector>
        <draw:custom-shape draw:style-name="gr1" draw:text-style-name="P1" xml:id="id8" draw:id="id8" draw:layer="layout" svg:width="5.715cm" svg:height="2.667cm" svg:x="17.129cm" svg:y="10.144cm">
          <text:p text:style-name="P1">ETag check</text:p>
          <text:p text:style-name="P1">running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7.129cm" svg:y1="11.478cm" svg:x2="16.621cm" svg:y2="16.367cm" draw:start-shape="id8" draw:start-glue-point="5" draw:end-shape="id9" draw:end-glue-point="0" svg:d="m17129 11478h-508v4889" svg:viewBox="0 0 509 4890">
          <text:p text:style-name="P1">no</text:p>
        </draw:connector>
        <draw:custom-shape draw:style-name="gr1" draw:text-style-name="P1" xml:id="id15" draw:id="id15" draw:layer="layout" svg:width="4.572cm" svg:height="2.667cm" svg:x="20.558cm" svg:y="13.954cm">
          <text:p text:style-name="P1">Timeout</text:p>
          <text:p text:style-name="P1">reach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2.844cm" svg:y1="11.478cm" svg:x2="22.844cm" svg:y2="13.954cm" draw:start-shape="id8" draw:start-glue-point="7" draw:end-shape="id15" draw:end-glue-point="4" svg:d="m22844 11478h501v1904h-501v572" svg:viewBox="0 0 502 2477">
          <text:p text:style-name="P1">yes</text:p>
        </draw:connector>
        <draw:connector draw:style-name="gr5" draw:text-style-name="P1" draw:layer="layout" svg:x1="20.558cm" svg:y1="15.288cm" svg:x2="16.621cm" svg:y2="16.367cm" draw:start-shape="id15" draw:start-glue-point="5" draw:end-shape="id9" draw:end-glue-point="0" svg:d="m20558 15288h-3937v1079" svg:viewBox="0 0 3938 1080">
          <text:p/>
        </draw:connector>
        <draw:connector draw:style-name="gr5" draw:text-style-name="P1" draw:layer="layout" svg:x1="25.13cm" svg:y1="15.288cm" svg:x2="19.986cm" svg:y2="10.144cm" draw:start-shape="id15" draw:start-glue-point="7" draw:end-shape="id8" draw:end-glue-point="4" svg:d="m25130 15288h502v-5646h-5646v502" svg:viewBox="0 0 5647 5647">
          <text:p/>
        </draw:connector>
        <draw:frame draw:style-name="gr7" draw:text-style-name="P1" draw:layer="layout" svg:width="1.205cm" svg:height="0.963cm" svg:x="24.687cm" svg:y="15.404cm">
          <draw:text-box>
            <text:p text:style-name="P1">no</text:p>
          </draw:text-box>
        </draw:frame>
        <draw:frame draw:style-name="gr7" draw:text-style-name="P1" draw:layer="layout" svg:width="1.723cm" svg:height="0.963cm" svg:x="19.67cm" svg:y="15.378cm">
          <draw:text-box>
            <text:p text:style-name="P1"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Buchbinder</meta:initial-creator>
    <meta:creation-date>2014-03-14T17:51:34</meta:creation-date>
    <dc:date>2014-03-26T08:31:34</dc:date>
    <dc:creator>Pascal Buchbinder</dc:creator>
    <meta:editing-duration>PT9M56S</meta:editing-duration>
    <meta:editing-cycles>7</meta:editing-cycles>
    <meta:generator>LibreOffice/3.5$Linux_X86_64 LibreOffice_project/350m1$Build-2</meta:generator>
    <meta:document-statistic meta:object-count="35"/>
  </office:meta>
</office:document-meta>
</file>